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10_09-56-24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 E-139-34-49.6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10_12-23-41_000.jpg</text:p>
          </table:table-cell>
          <table:table-cell table:style-name="ce22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8 E-139-34-49.6</text:p>
          </table:table-cell>
          <table:table-cell table:style-name="ce32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2-10_17-25-23_000.jpg</text:p>
          </table:table-cell>
          <table:table-cell table:style-name="ce22" office:value-type="string">
            <text:p>:m music / log / cla / <text:s/>|| s.1:f-1,patt,patt-??,swing+,k.C,component=vibrato,score+,R=1,R=2 <text:s/>|| s.2:f-1,patt,patt-1,swing+,k.C,component=vibrato,t.60,score+,R=3 <text:s/>|| s.3:f-1,task,:task-1,for=smooth-sequence,swing+,k.C,component=vibrato,t.65,score+,R=4</text:p>
          </table:table-cell>
          <table:table-cell table:style-name="ce31"/>
          <table:table-cell table:style-name="ce3"/>
          <table:table-cell table:style-name="ce3" office:value-type="string">
            <text:p>N-35-35-28.6 E-139-34-49.38</text:p>
          </table:table-cell>
          <table:table-cell table:style-name="ce32" table:formula="of:=IF([.E4]=&quot;&quot;;[.C4];CONCATENATE([.C4];&quot; / &quot;;[.E4]))" office:value-type="string" office:string-value=":m music / log / cla /  || s.1:f-1,patt,patt-??,swing+,k.C,component=vibrato,score+,R=1,R=2  || s.2:f-1,patt,patt-1,swing+,k.C,component=vibrato,t.60,score+,R=3  || s.3:f-1,task,:task-1,for=smooth-sequence,swing+,k.C,component=vibrato,t.65,score+,R=4">
            <text:p>:m music / log / cla / <text:s/>|| s.1:f-1,patt,patt-??,swing+,k.C,component=vibrato,score+,R=1,R=2 <text:s/>|| s.2:f-1,patt,patt-1,swing+,k.C,component=vibrato,t.60,score+,R=3 <text:s/>|| s.3:f-1,task,:task-1,for=smooth-sequence,swing+,k.C,component=vibrato,t.65,score+,R=4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10_18-12-37_000.jpg</text:p>
          </table:table-cell>
          <table:table-cell table:style-name="ce22" office:value-type="string">
            <text:p>:m 1-2*2 RES / 245 / 『古典場から量子場への道』　高橋康 / p.139</text:p>
          </table:table-cell>
          <table:table-cell table:style-name="ce23"/>
          <table:table-cell table:style-name="ce3"/>
          <table:table-cell table:style-name="ce3" office:value-type="string">
            <text:p>N-35-35-28.4 E-139-34-49.54</text:p>
          </table:table-cell>
          <table:table-cell table:style-name="ce32" table:formula="of:=IF([.E5]=&quot;&quot;;[.C5];CONCATENATE([.C5];&quot; / &quot;;[.E5]))" office:value-type="string" office:string-value=":m 1-2*2 RES / 245 / 『古典場から量子場への道』　高橋康 / p.139">
            <text:p>:m 1-2*2 RES / 245 / 『古典場から量子場への道』　高橋康 / p.139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10_19-10-15_000.jpg</text:p>
          </table:table-cell>
          <table:table-cell table:style-name="ce22" office:value-type="string">
            <text:p>:m music / log / gt / || s.1:task-2 || s.2:task-2</text:p>
          </table:table-cell>
          <table:table-cell table:style-name="ce23"/>
          <table:table-cell table:style-name="ce3"/>
          <table:table-cell table:style-name="ce3" office:value-type="string">
            <text:p>N-35-35-28.66 E-139-34-49.43</text:p>
          </table:table-cell>
          <table:table-cell table:style-name="ce32" table:formula="of:=IF([.E6]=&quot;&quot;;[.C6];CONCATENATE([.C6];&quot; / &quot;;[.E6]))" office:value-type="string" office:string-value=":m music / log / gt / || s.1:task-2 || s.2:task-2">
            <text:p>:m music / log / gt / || s.1:task-2 || s.2:task-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10_20-51-23_000.jpg</text:p>
          </table:table-cell>
          <table:table-cell table:style-name="ce22" office:value-type="string">
            <text:p>:m 食べた物</text:p>
          </table:table-cell>
          <table:table-cell table:style-name="ce14"/>
          <table:table-cell table:style-name="ce3"/>
          <table:table-cell table:style-name="ce3" office:value-type="string">
            <text:p>N-35-35-28.48 E-139-34-49.49</text:p>
          </table:table-cell>
          <table:table-cell table:style-name="ce32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11_00-40-49_000.jpg</text:p>
          </table:table-cell>
          <table:table-cell table:style-name="ce16" office:value-type="string">
            <text:p>:m :PHOTO 寝た時刻 / 2020</text:p>
          </table:table-cell>
          <table:table-cell table:style-name="ce15"/>
          <table:table-cell table:style-name="ce3"/>
          <table:table-cell table:style-name="ce3" office:value-type="string">
            <text:p>N-35-35-28.38 E-139-34-49.43</text:p>
          </table:table-cell>
          <table:table-cell table:style-name="ce32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11_06-42-17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3"/>
          <table:table-cell table:style-name="ce3" office:value-type="string">
            <text:p>N-35-35-28.42 E-139-34-49.22</text:p>
          </table:table-cell>
          <table:table-cell table:style-name="ce32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4-14_16-35-53.m4a</text:p>
          </table:table-cell>
          <table:table-cell table:style-name="ce6" office:value-type="string">
            <text:p>:VIDEO / @自宅 / メモ / clarinet / 演奏、play / c-2018-0414-1 / cmp.blues,R=1</text:p>
          </table:table-cell>
          <table:table-cell table:style-name="ce15"/>
          <table:table-cell table:style-name="ce3"/>
          <table:table-cell table:style-name="ce3"/>
          <table:table-cell table:style-name="ce32" table:formula="of:=IF([.E10]=&quot;&quot;;[.C10];CONCATENATE([.C10];&quot; / &quot;;[.E10]))" office:value-type="string" office:string-value=":VIDEO / @自宅 / メモ / clarinet / 演奏、play / c-2018-0414-1 / cmp.blues,R=1">
            <text:p>:VIDEO / @自宅 / メモ / clarinet / 演奏、play / c-2018-0414-1 / cmp.blues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4-14_16-37-18.m4a</text:p>
          </table:table-cell>
          <table:table-cell table:style-name="ce6" office:value-type="string">
            <text:p>:VIDEO / @自宅 / メモ / clarinet / 演奏、play / c-2018-0414-2 / cmp.blues,R=2</text:p>
          </table:table-cell>
          <table:table-cell table:style-name="ce16"/>
          <table:table-cell table:style-name="ce3"/>
          <table:table-cell table:style-name="ce3"/>
          <table:table-cell table:style-name="ce32" table:formula="of:=IF([.E11]=&quot;&quot;;[.C11];CONCATENATE([.C11];&quot; / &quot;;[.E11]))" office:value-type="string" office:string-value=":VIDEO / @自宅 / メモ / clarinet / 演奏、play / c-2018-0414-2 / cmp.blues,R=2">
            <text:p>:VIDEO / @自宅 / メモ / clarinet / 演奏、play / c-2018-0414-2 / cmp.blues,R=2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4-14_16-38-59.m4a</text:p>
          </table:table-cell>
          <table:table-cell table:style-name="ce6" office:value-type="string">
            <text:p>:VIDEO / @自宅 / メモ / clarinet / 演奏、play / c-2018-0414-3 / cmp.blues,R=3</text:p>
          </table:table-cell>
          <table:table-cell table:style-name="ce17"/>
          <table:table-cell table:style-name="ce3"/>
          <table:table-cell table:style-name="ce3"/>
          <table:table-cell table:style-name="ce32" table:formula="of:=IF([.E12]=&quot;&quot;;[.C12];CONCATENATE([.C12];&quot; / &quot;;[.E12]))" office:value-type="string" office:string-value=":VIDEO / @自宅 / メモ / clarinet / 演奏、play / c-2018-0414-3 / cmp.blues,R=3">
            <text:p>:VIDEO / @自宅 / メモ / clarinet / 演奏、play / c-2018-0414-3 / cmp.blues,R=3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4-14_16-51-44.m4a</text:p>
          </table:table-cell>
          <table:table-cell table:style-name="ce6" office:value-type="string">
            <text:p>:VIDEO / @自宅 / メモ / clarinet / 演奏、play / c-2018-0414-4 / cmp.blues,R=4</text:p>
          </table:table-cell>
          <table:table-cell table:style-name="ce17"/>
          <table:table-cell table:style-name="ce3"/>
          <table:table-cell table:style-name="ce3"/>
          <table:table-cell table:style-name="ce32" table:formula="of:=IF([.E13]=&quot;&quot;;[.C13];CONCATENATE([.C13];&quot; / &quot;;[.E13]))" office:value-type="string" office:string-value=":VIDEO / @自宅 / メモ / clarinet / 演奏、play / c-2018-0414-4 / cmp.blues,R=4">
            <text:p>:VIDEO / @自宅 / メモ / clarinet / 演奏、play / c-2018-0414-4 / cmp.blues,R=4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4-14_17-02-19.m4a</text:p>
          </table:table-cell>
          <table:table-cell table:style-name="ce6" office:value-type="string">
            <text:p>:VIDEO / @自宅 / メモ / clarinet / 演奏、play / c-2018-0414-5 / cmp.blues,R=5</text:p>
          </table:table-cell>
          <table:table-cell table:style-name="ce23"/>
          <table:table-cell table:style-name="ce3"/>
          <table:table-cell table:style-name="ce3"/>
          <table:table-cell table:style-name="ce32" table:formula="of:=IF([.E14]=&quot;&quot;;[.C14];CONCATENATE([.C14];&quot; / &quot;;[.E14]))" office:value-type="string" office:string-value=":VIDEO / @自宅 / メモ / clarinet / 演奏、play / c-2018-0414-5 / cmp.blues,R=5">
            <text:p>:VIDEO / @自宅 / メモ / clarinet / 演奏、play / c-2018-0414-5 / cmp.blues,R=5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4-15_16-37-32.m4a</text:p>
          </table:table-cell>
          <table:table-cell table:style-name="ce6" office:value-type="string">
            <text:p>:VIDEO / @自宅 / メモ / clarinet / 演奏、play / c-2018-0415-1 / cmp,R=1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VIDEO / @自宅 / メモ / clarinet / 演奏、play / c-2018-0415-1 / cmp,R=1">
            <text:p>:VIDEO / @自宅 / メモ / clarinet / 演奏、play / c-2018-0415-1 / cmp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8-04-15_17-03-20.m4a</text:p>
          </table:table-cell>
          <table:table-cell table:style-name="ce6" office:value-type="string">
            <text:p>:VIDEO / @自宅 / メモ / clarinet / 演奏、play / c-2018-0415-2 / exc,R=2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VIDEO / @自宅 / メモ / clarinet / 演奏、play / c-2018-0415-2 / exc,R=2">
            <text:p>:VIDEO / @自宅 / メモ / clarinet / 演奏、play / c-2018-0415-2 / exc,R=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8-04-15_17-24-10.m4a</text:p>
          </table:table-cell>
          <table:table-cell table:style-name="ce6" office:value-type="string">
            <text:p>:VIDEO / @自宅 / メモ / clarinet / 演奏、play / c-2018-0415-3 / cmp.bossa,R=3</text:p>
          </table:table-cell>
          <table:table-cell table:style-name="ce16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:VIDEO / @自宅 / メモ / clarinet / 演奏、play / c-2018-0415-3 / cmp.bossa,R=3">
            <text:p>:VIDEO / @自宅 / メモ / clarinet / 演奏、play / c-2018-0415-3 / cmp.bossa,R=3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8-04-15_17-25-53.m4a</text:p>
          </table:table-cell>
          <table:table-cell table:style-name="ce6" office:value-type="string">
            <text:p>:VIDEO / @自宅 / メモ / clarinet / 演奏、play / c-2018-0415-4 / cmp.bossa,R=4</text:p>
          </table:table-cell>
          <table:table-cell table:style-name="ce17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VIDEO / @自宅 / メモ / clarinet / 演奏、play / c-2018-0415-4 / cmp.bossa,R=4">
            <text:p>:VIDEO / @自宅 / メモ / clarinet / 演奏、play / c-2018-0415-4 / cmp.bossa,R=4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10_16-42-10_000.mov</text:p>
          </table:table-cell>
          <table:table-cell table:style-name="ce6" office:value-type="string">
            <text:p>:VIDEO / @自宅 / メモ / clarinet / 演奏、play / c-2020-0210-1 / f-1,patt,-,+,-,vibrato,1</text:p>
          </table:table-cell>
          <table:table-cell table:style-name="ce3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VIDEO / @自宅 / メモ / clarinet / 演奏、play / c-2020-0210-1 / f-1,patt,-,+,-,vibrato,1">
            <text:p>:VIDEO / @自宅 / メモ / clarinet / 演奏、play / c-2020-0210-1 / f-1,patt,-,+,-,vibrato,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2-10_16-43-33_000.mov</text:p>
          </table:table-cell>
          <table:table-cell table:style-name="ce6" office:value-type="string">
            <text:p>:VIDEO / @自宅 / メモ / clarinet / 演奏、play / c-2020-0210-2 / f-1,patt,-,+,-,vibrato,2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:VIDEO / @自宅 / メモ / clarinet / 演奏、play / c-2020-0210-2 / f-1,patt,-,+,-,vibrato,2">
            <text:p>:VIDEO / @自宅 / メモ / clarinet / 演奏、play / c-2020-0210-2 / f-1,patt,-,+,-,vibrato,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2-10_16-49-33_000.mov</text:p>
          </table:table-cell>
          <table:table-cell table:style-name="ce6" office:value-type="string">
            <text:p>:VIDEO / @自宅 / メモ / clarinet / 演奏、play / c-2020-0210-3 / f-1,patt,patt-1,+,60,vibrato,3</text:p>
          </table:table-cell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string" office:string-value=":VIDEO / @自宅 / メモ / clarinet / 演奏、play / c-2020-0210-3 / f-1,patt,patt-1,+,60,vibrato,3">
            <text:p>:VIDEO / @自宅 / メモ / clarinet / 演奏、play / c-2020-0210-3 / f-1,patt,patt-1,+,60,vibrato,3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2-10_17-02-03_000.mov</text:p>
          </table:table-cell>
          <table:table-cell table:style-name="ce6" office:value-type="string">
            <text:p>:VIDEO / @自宅 / メモ / clarinet / 演奏、play / c-2020-0210-4 / f-1,task,task-1,+,65,vibrato,4</text:p>
          </table:table-cell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string" office:string-value=":VIDEO / @自宅 / メモ / clarinet / 演奏、play / c-2020-0210-4 / f-1,task,task-1,+,65,vibrato,4">
            <text:p>:VIDEO / @自宅 / メモ / clarinet / 演奏、play / c-2020-0210-4 / f-1,task,task-1,+,65,vibrato,4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2-10_18-46-00_000.mov</text:p>
          </table:table-cell>
          <table:table-cell table:style-name="ce6" office:value-type="string">
            <text:p>:VIDEO / @自宅 / メモ / guitar,gt / 演奏、play / g-2020-0210-1 / task-2,patt,,~,1,70</text:p>
          </table:table-cell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string" office:string-value=":VIDEO / @自宅 / メモ / guitar,gt / 演奏、play / g-2020-0210-1 / task-2,patt,,~,1,70">
            <text:p>:VIDEO / @自宅 / メモ / guitar,gt / 演奏、play / g-2020-0210-1 / task-2,patt,,~,1,7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2-10_19-01-28_000.mov</text:p>
          </table:table-cell>
          <table:table-cell table:style-name="ce6" office:value-type="string">
            <text:p>:VIDEO / @自宅 / メモ / guitar,gt / 演奏、play / g-2020-0210-2 / task-1,,:passage-1.n,+,2,80</text:p>
          </table:table-cell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string" office:string-value=":VIDEO / @自宅 / メモ / guitar,gt / 演奏、play / g-2020-0210-2 / task-1,,:passage-1.n,+,2,80">
            <text:p>:VIDEO / @自宅 / メモ / guitar,gt / 演奏、play / g-2020-0210-2 / task-1,,:passage-1.n,+,2,8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40">
            <text:p>40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4">
            <text:p>24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4">
            <text:p>24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4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4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4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4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4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4];[.B2471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4];[.B247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4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4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155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 table:number-rows-repeated="2152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610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1">2020/02/11</text:date>, <text:time>08:47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11T08:47:22.53</dc:date>
    <dc:creator>iwabuchi ken</dc:creator>
    <meta:editing-duration>P17DT9H50M37S</meta:editing-duration>
    <meta:editing-cycles>6876</meta:editing-cycles>
    <meta:document-statistic meta:table-count="1" meta:cell-count="764" meta:object-count="0"/>
  </office:meta>
</office:document-meta>
</file>